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99ff66" officeooo:rsid="00165137" officeooo:paragraph-rsid="001651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2:16:43.011785464</meta:creation-date>
    <dc:date>2014-11-18T22:17:07.407056641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6.3$Linux_X86_64 LibreOffice_project/420m0$Build-3</meta:generator>
  </office:meta>
</office:document-meta>
</file>